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Meta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Right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office:value-type="float" office:value="526.20564">
            <text:p>526.20564</text:p>
          </table:table-cell>
          <table:table-cell office:value-type="float" office:value="559.22716">
            <text:p>559.22716</text:p>
          </table:table-cell>
          <table:table-cell office:value-type="float" office:value="615.8336">
            <text:p>615.8336</text:p>
          </table:table-cell>
          <table:table-cell office:value-type="float" office:value="535.6524">
            <text:p>535.6524</text:p>
          </table:table-cell>
          <table:table-cell office:value-type="float" office:value="681.9396">
            <text:p>681.9396</text:p>
          </table:table-cell>
          <table:table-cell office:value-type="float" office:value="635.8344">
            <text:p>635.8344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65.47321">
            <text:p>165.47321</text:p>
          </table:table-cell>
          <table:table-cell office:value-type="float" office:value="276.87078">
            <text:p>276.87078</text:p>
          </table:table-cell>
          <table:table-cell office:value-type="float" office:value="331.80842">
            <text:p>331.80842</text:p>
          </table:table-cell>
          <table:table-cell office:value-type="float" office:value="254.8848">
            <text:p>254.8848</text:p>
          </table:table-cell>
          <table:table-cell office:value-type="float" office:value="335.3624">
            <text:p>335.3624</text:p>
          </table:table-cell>
          <table:table-cell office:value-type="float" office:value="306.4884">
            <text:p>306.4884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175.998">
            <text:p>175.998</text:p>
          </table:table-cell>
          <table:table-cell office:value-type="float" office:value="244.4344">
            <text:p>244.4344</text:p>
          </table:table-cell>
          <table:table-cell office:value-type="float" office:value="291.392">
            <text:p>291.392</text:p>
          </table:table-cell>
          <table:table-cell office:value-type="float" office:value="229.8896">
            <text:p>229.8896</text:p>
          </table:table-cell>
          <table:table-cell office:value-type="float" office:value="255.4592">
            <text:p>255.4592</text:p>
          </table:table-cell>
          <table:table-cell office:value-type="float" office:value="271.324">
            <text:p>271.324</text:p>
          </table:table-cell>
        </table:table-row>
        <table:table-row table:style-name="ro1">
          <table:table-cell table:style-name="ce3" office:value-type="string">
            <text:p>Up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office:value-type="float" office:value="524.5428">
            <text:p>524.5428</text:p>
          </table:table-cell>
          <table:table-cell office:value-type="float" office:value="561.0984">
            <text:p>561.0984</text:p>
          </table:table-cell>
          <table:table-cell office:value-type="float" office:value="627.5836">
            <text:p>627.5836</text:p>
          </table:table-cell>
          <table:table-cell office:value-type="float" office:value="510.1328">
            <text:p>510.1328</text:p>
          </table:table-cell>
          <table:table-cell office:value-type="float" office:value="658.9444">
            <text:p>658.9444</text:p>
          </table:table-cell>
          <table:table-cell office:value-type="float" office:value="634.79964">
            <text:p>634.79964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62.0184">
            <text:p>162.0184</text:p>
          </table:table-cell>
          <table:table-cell office:value-type="float" office:value="299.2908">
            <text:p>299.2908</text:p>
          </table:table-cell>
          <table:table-cell office:value-type="float" office:value="378.548">
            <text:p>378.548</text:p>
          </table:table-cell>
          <table:table-cell office:value-type="float" office:value="229.726">
            <text:p>229.726</text:p>
          </table:table-cell>
          <table:table-cell office:value-type="float" office:value="316.2756">
            <text:p>316.2756</text:p>
          </table:table-cell>
          <table:table-cell office:value-type="float" office:value="305.4892">
            <text:p>305.4892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174.9044">
            <text:p>174.9044</text:p>
          </table:table-cell>
          <table:table-cell office:value-type="float" office:value="247.2468">
            <text:p>247.2468</text:p>
          </table:table-cell>
          <table:table-cell office:value-type="float" office:value="313.396">
            <text:p>313.396</text:p>
          </table:table-cell>
          <table:table-cell office:value-type="float" office:value="220.1632">
            <text:p>220.1632</text:p>
          </table:table-cell>
          <table:table-cell office:value-type="float" office:value="240.6036">
            <text:p>240.6036</text:p>
          </table:table-cell>
          <table:table-cell office:value-type="float" office:value="277.0812">
            <text:p>277.0812</text:p>
          </table:table-cell>
        </table:table-row>
        <table:table-row table:style-name="ro1">
          <table:table-cell table:style-name="ce3" office:value-type="string">
            <text:p>Left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office:value-type="float" office:value="492.2252">
            <text:p>492.2252</text:p>
          </table:table-cell>
          <table:table-cell office:value-type="float" office:value="543.422">
            <text:p>543.422</text:p>
          </table:table-cell>
          <table:table-cell office:value-type="float" office:value="605.8864">
            <text:p>605.8864</text:p>
          </table:table-cell>
          <table:table-cell office:value-type="float" office:value="519.3524">
            <text:p>519.3524</text:p>
          </table:table-cell>
          <table:table-cell office:value-type="float" office:value="722.196">
            <text:p>722.196</text:p>
          </table:table-cell>
          <table:table-cell office:value-type="float" office:value="683.1136">
            <text:p>683.1136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47.72321">
            <text:p>147.72321</text:p>
          </table:table-cell>
          <table:table-cell office:value-type="float" office:value="270.2976">
            <text:p>270.2976</text:p>
          </table:table-cell>
          <table:table-cell office:value-type="float" office:value="383.3312">
            <text:p>383.3312</text:p>
          </table:table-cell>
          <table:table-cell office:value-type="float" office:value="234.3416">
            <text:p>234.3416</text:p>
          </table:table-cell>
          <table:table-cell office:value-type="float" office:value="343.2508">
            <text:p>343.2508</text:p>
          </table:table-cell>
          <table:table-cell office:value-type="float" office:value="319.9472">
            <text:p>319.9472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165.0968">
            <text:p>165.0968</text:p>
          </table:table-cell>
          <table:table-cell office:value-type="float" office:value="238.4768">
            <text:p>238.4768</text:p>
          </table:table-cell>
          <table:table-cell office:value-type="float" office:value="315.65">
            <text:p>315.65</text:p>
          </table:table-cell>
          <table:table-cell office:value-type="float" office:value="217.8448">
            <text:p>217.8448</text:p>
          </table:table-cell>
          <table:table-cell office:value-type="float" office:value="261.68838">
            <text:p>261.68838</text:p>
          </table:table-cell>
          <table:table-cell office:value-type="float" office:value="295.04238">
            <text:p>295.04238</text:p>
          </table:table-cell>
        </table:table-row>
        <table:table-row table:style-name="ro1">
          <table:table-cell table:style-name="ce3" office:value-type="string">
            <text:p>Down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office:value-type="float" office:value="505.814">
            <text:p>505.814</text:p>
          </table:table-cell>
          <table:table-cell office:value-type="float" office:value="526.0196">
            <text:p>526.0196</text:p>
          </table:table-cell>
          <table:table-cell office:value-type="float" office:value="551.1884">
            <text:p>551.1884</text:p>
          </table:table-cell>
          <table:table-cell office:value-type="float" office:value="539.4276">
            <text:p>539.4276</text:p>
          </table:table-cell>
          <table:table-cell office:value-type="float" office:value="679.1448">
            <text:p>679.1448</text:p>
          </table:table-cell>
          <table:table-cell office:value-type="float" office:value="668.304">
            <text:p>668.304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50.6636">
            <text:p>150.6636</text:p>
          </table:table-cell>
          <table:table-cell office:value-type="float" office:value="254.0132">
            <text:p>254.0132</text:p>
          </table:table-cell>
          <table:table-cell office:value-type="float" office:value="307.30442">
            <text:p>307.30442</text:p>
          </table:table-cell>
          <table:table-cell office:value-type="float" office:value="222.73">
            <text:p>222.73</text:p>
          </table:table-cell>
          <table:table-cell office:value-type="float" office:value="331.0124">
            <text:p>331.0124</text:p>
          </table:table-cell>
          <table:table-cell office:value-type="float" office:value="346.3224">
            <text:p>346.3224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169.878">
            <text:p>169.878</text:p>
          </table:table-cell>
          <table:table-cell office:value-type="float" office:value="232.6492">
            <text:p>232.6492</text:p>
          </table:table-cell>
          <table:table-cell office:value-type="float" office:value="264.50242">
            <text:p>264.50242</text:p>
          </table:table-cell>
          <table:table-cell office:value-type="float" office:value="223.234">
            <text:p>223.234</text:p>
          </table:table-cell>
          <table:table-cell office:value-type="float" office:value="253.3364">
            <text:p>253.3364</text:p>
          </table:table-cell>
          <table:table-cell office:value-type="float" office:value="292.27398">
            <text:p>292.27398</text:p>
          </table:table-cell>
        </table:table-row>
        <table:table-row table:style-name="ro1">
          <table:table-cell table:style-name="ce4" table:number-columns-repeated="7"/>
        </table:table-row>
        <table:table-row table:style-name="ro1">
          <table:table-cell office:value-type="string">
            <text:p>Average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table:formula="of:=([.B3]+[.B7]+[.B11]+[.B15])/4" office:value-type="float" office:value="512.19691">
            <text:p>512.19691</text:p>
          </table:table-cell>
          <table:table-cell table:formula="of:=([.C3]+[.C7]+[.C11]+[.C15])/4" office:value-type="float" office:value="547.44179">
            <text:p>547.44179</text:p>
          </table:table-cell>
          <table:table-cell table:formula="of:=([.D3]+[.D7]+[.D11]+[.D15])/4" office:value-type="float" office:value="600.123">
            <text:p>600.123</text:p>
          </table:table-cell>
          <table:table-cell table:formula="of:=([.E3]+[.E7]+[.E11]+[.E15])/4" office:value-type="float" office:value="526.1413">
            <text:p>526.1413</text:p>
          </table:table-cell>
          <table:table-cell table:formula="of:=([.F3]+[.F7]+[.F11]+[.F15])/4" office:value-type="float" office:value="685.5562">
            <text:p>685.5562</text:p>
          </table:table-cell>
          <table:table-cell table:formula="of:=([.G3]+[.G7]+[.G11]+[.G15])/4" office:value-type="float" office:value="655.51291">
            <text:p>655.51291</text:p>
          </table:table-cell>
        </table:table-row>
        <table:table-row table:style-name="ro1">
          <table:table-cell office:value-type="string">
            <text:p>Green:</text:p>
          </table:table-cell>
          <table:table-cell table:formula="of:=([.B4]+[.B8]+[.B12]+[.B16])/4" office:value-type="float" office:value="156.469605">
            <text:p>156.469605</text:p>
          </table:table-cell>
          <table:table-cell table:formula="of:=([.C4]+[.C8]+[.C12]+[.C16])/4" office:value-type="float" office:value="275.118095">
            <text:p>275.118095</text:p>
          </table:table-cell>
          <table:table-cell table:formula="of:=([.D4]+[.D8]+[.D12]+[.D16])/4" office:value-type="float" office:value="350.24801">
            <text:p>350.24801</text:p>
          </table:table-cell>
          <table:table-cell table:formula="of:=([.E4]+[.E8]+[.E12]+[.E16])/4" office:value-type="float" office:value="235.4206">
            <text:p>235.4206</text:p>
          </table:table-cell>
          <table:table-cell table:formula="of:=([.F4]+[.F8]+[.F12]+[.F16])/4" office:value-type="float" office:value="331.4753">
            <text:p>331.4753</text:p>
          </table:table-cell>
          <table:table-cell table:formula="of:=([.G4]+[.G8]+[.G12]+[.G16])/4" office:value-type="float" office:value="319.5618">
            <text:p>319.5618</text:p>
          </table:table-cell>
        </table:table-row>
        <table:table-row table:style-name="ro1">
          <table:table-cell office:value-type="string">
            <text:p>Blue:</text:p>
          </table:table-cell>
          <table:table-cell table:formula="of:=([.B5]+[.B9]+[.B13]+[.B17])/4" office:value-type="float" office:value="171.4693">
            <text:p>171.4693</text:p>
          </table:table-cell>
          <table:table-cell table:formula="of:=([.C5]+[.C9]+[.C13]+[.C17])/4" office:value-type="float" office:value="240.7018">
            <text:p>240.7018</text:p>
          </table:table-cell>
          <table:table-cell table:formula="of:=([.D5]+[.D9]+[.D13]+[.D17])/4" office:value-type="float" office:value="296.235105">
            <text:p>296.235105</text:p>
          </table:table-cell>
          <table:table-cell table:formula="of:=([.E5]+[.E9]+[.E13]+[.E17])/4" office:value-type="float" office:value="222.7829">
            <text:p>222.7829</text:p>
          </table:table-cell>
          <table:table-cell table:formula="of:=([.F5]+[.F9]+[.F13]+[.F17])/4" office:value-type="float" office:value="252.771895">
            <text:p>252.771895</text:p>
          </table:table-cell>
          <table:table-cell table:formula="of:=([.G5]+[.G9]+[.G13]+[.G17])/4" office:value-type="float" office:value="283.93039">
            <text:p>283.93039</text:p>
          </table:table-cell>
        </table:table-row>
      </table:table>
      <table:table table:name="Yellow Tape" table:style-name="ta1"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table:style-name="ce2" office:value-type="string">
            <text:p>Right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office:value-type="float" office:value="694.7308">
            <text:p>694.7308</text:p>
          </table:table-cell>
          <table:table-cell office:value-type="float" office:value="664.96004">
            <text:p>664.96004</text:p>
          </table:table-cell>
          <table:table-cell office:value-type="float" office:value="632.8576">
            <text:p>632.8576</text:p>
          </table:table-cell>
          <table:table-cell office:value-type="float" office:value="678.3928">
            <text:p>678.3928</text:p>
          </table:table-cell>
          <table:table-cell office:value-type="float" office:value="725.5408">
            <text:p>725.5408</text:p>
          </table:table-cell>
          <table:table-cell office:value-type="float" office:value="674.9196">
            <text:p>674.9196</text:p>
          </table:table-cell>
          <table:table-cell table:style-name="ce5" office:value-type="string" table:number-columns-spanned="1" table:number-rows-spanned="3">
            <text:p>Squares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224.02">
            <text:p>224.02</text:p>
          </table:table-cell>
          <table:table-cell office:value-type="float" office:value="287.8704">
            <text:p>287.8704</text:p>
          </table:table-cell>
          <table:table-cell office:value-type="float" office:value="298.7124">
            <text:p>298.7124</text:p>
          </table:table-cell>
          <table:table-cell office:value-type="float" office:value="287.0664">
            <text:p>287.0664</text:p>
          </table:table-cell>
          <table:table-cell office:value-type="float" office:value="340.6904">
            <text:p>340.6904</text:p>
          </table:table-cell>
          <table:table-cell office:value-type="float" office:value="270.1796">
            <text:p>270.1796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62.1372">
            <text:p>62.1372</text:p>
          </table:table-cell>
          <table:table-cell office:value-type="float" office:value="87.0932">
            <text:p>87.0932</text:p>
          </table:table-cell>
          <table:table-cell office:value-type="float" office:value="85.2912">
            <text:p>85.2912</text:p>
          </table:table-cell>
          <table:table-cell office:value-type="float" office:value="74.532">
            <text:p>74.532</text:p>
          </table:table-cell>
          <table:table-cell office:value-type="float" office:value="80.7764">
            <text:p>80.7764</text:p>
          </table:table-cell>
          <table:table-cell office:value-type="float" office:value="82.68879">
            <text:p>82.68879</text:p>
          </table:table-cell>
          <table:covered-table-cell/>
        </table:table-row>
        <table:table-row table:style-name="ro1">
          <table:table-cell office:value-type="string">
            <text:p>Red:</text:p>
          </table:table-cell>
          <table:table-cell office:value-type="float" office:value="656.4972">
            <text:p>656.4972</text:p>
          </table:table-cell>
          <table:table-cell office:value-type="float" office:value="677.2208">
            <text:p>677.2208</text:p>
          </table:table-cell>
          <table:table-cell office:value-type="float" office:value="629.82924">
            <text:p>629.82924</text:p>
          </table:table-cell>
          <table:table-cell office:value-type="float" office:value="710.2924">
            <text:p>710.2924</text:p>
          </table:table-cell>
          <table:table-cell office:value-type="float" office:value="682.2784">
            <text:p>682.2784</text:p>
          </table:table-cell>
          <table:table-cell office:value-type="float" office:value="680.1764">
            <text:p>680.1764</text:p>
          </table:table-cell>
          <table:table-cell table:style-name="ce5" office:value-type="string" table:number-columns-spanned="1" table:number-rows-spanned="3">
            <text:p>Tapes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200.3844">
            <text:p>200.3844</text:p>
          </table:table-cell>
          <table:table-cell office:value-type="float" office:value="287.90438">
            <text:p>287.90438</text:p>
          </table:table-cell>
          <table:table-cell office:value-type="float" office:value="294.44918">
            <text:p>294.44918</text:p>
          </table:table-cell>
          <table:table-cell office:value-type="float" office:value="304.67762">
            <text:p>304.67762</text:p>
          </table:table-cell>
          <table:table-cell office:value-type="float" office:value="313.22602">
            <text:p>313.22602</text:p>
          </table:table-cell>
          <table:table-cell office:value-type="float" office:value="258.94602">
            <text:p>258.94602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110.2348">
            <text:p>110.2348</text:p>
          </table:table-cell>
          <table:table-cell office:value-type="float" office:value="138.52679">
            <text:p>138.52679</text:p>
          </table:table-cell>
          <table:table-cell office:value-type="float" office:value="137.9184">
            <text:p>137.9184</text:p>
          </table:table-cell>
          <table:table-cell office:value-type="float" office:value="137.2588">
            <text:p>137.2588</text:p>
          </table:table-cell>
          <table:table-cell office:value-type="float" office:value="125.6032">
            <text:p>125.6032</text:p>
          </table:table-cell>
          <table:table-cell office:value-type="float" office:value="132.854">
            <text:p>132.854</text:p>
          </table:table-cell>
          <table:covered-table-cell/>
        </table:table-row>
        <table:table-row table:style-name="ro1">
          <table:table-cell table:style-name="ce3" office:value-type="string">
            <text:p>Up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office:value-type="float" office:value="637.4712">
            <text:p>637.4712</text:p>
          </table:table-cell>
          <table:table-cell office:value-type="float" office:value="729.2588">
            <text:p>729.2588</text:p>
          </table:table-cell>
          <table:table-cell office:value-type="float" office:value="707.5224">
            <text:p>707.5224</text:p>
          </table:table-cell>
          <table:table-cell office:value-type="float" office:value="678.262">
            <text:p>678.262</text:p>
          </table:table-cell>
          <table:table-cell office:value-type="float" office:value="684.9012">
            <text:p>684.9012</text:p>
          </table:table-cell>
          <table:table-cell office:value-type="float" office:value="726.58">
            <text:p>726.58</text:p>
          </table:table-cell>
          <table:table-cell table:style-name="ce5" office:value-type="string" table:number-columns-spanned="1" table:number-rows-spanned="3">
            <text:p>Squares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201.2676">
            <text:p>201.2676</text:p>
          </table:table-cell>
          <table:table-cell office:value-type="float" office:value="330.65798">
            <text:p>330.65798</text:p>
          </table:table-cell>
          <table:table-cell office:value-type="float" office:value="360.2984">
            <text:p>360.2984</text:p>
          </table:table-cell>
          <table:table-cell office:value-type="float" office:value="287.1712">
            <text:p>287.1712</text:p>
          </table:table-cell>
          <table:table-cell office:value-type="float" office:value="314.08718">
            <text:p>314.08718</text:p>
          </table:table-cell>
          <table:table-cell office:value-type="float" office:value="295.55802">
            <text:p>295.55802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59.9064">
            <text:p>59.9064</text:p>
          </table:table-cell>
          <table:table-cell office:value-type="float" office:value="84.2276">
            <text:p>84.2276</text:p>
          </table:table-cell>
          <table:table-cell office:value-type="float" office:value="103.9876">
            <text:p>103.9876</text:p>
          </table:table-cell>
          <table:table-cell office:value-type="float" office:value="80.07959">
            <text:p>80.07959</text:p>
          </table:table-cell>
          <table:table-cell office:value-type="float" office:value="76.3224">
            <text:p>76.3224</text:p>
          </table:table-cell>
          <table:table-cell office:value-type="float" office:value="88.9568">
            <text:p>88.9568</text:p>
          </table:table-cell>
          <table:covered-table-cell/>
        </table:table-row>
        <table:table-row table:style-name="ro1">
          <table:table-cell office:value-type="string">
            <text:p>Red:</text:p>
          </table:table-cell>
          <table:table-cell office:value-type="float" office:value="651.54164">
            <text:p>651.54164</text:p>
          </table:table-cell>
          <table:table-cell office:value-type="float" office:value="695.1852">
            <text:p>695.1852</text:p>
          </table:table-cell>
          <table:table-cell office:value-type="float" office:value="639.87404">
            <text:p>639.87404</text:p>
          </table:table-cell>
          <table:table-cell office:value-type="float" office:value="664.84724">
            <text:p>664.84724</text:p>
          </table:table-cell>
          <table:table-cell office:value-type="float" office:value="713.5396">
            <text:p>713.5396</text:p>
          </table:table-cell>
          <table:table-cell office:value-type="float" office:value="755.116">
            <text:p>755.116</text:p>
          </table:table-cell>
          <table:table-cell table:style-name="ce5" office:value-type="string" table:number-columns-spanned="1" table:number-rows-spanned="3">
            <text:p>Tapes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97.454">
            <text:p>197.454</text:p>
          </table:table-cell>
          <table:table-cell office:value-type="float" office:value="296.514">
            <text:p>296.514</text:p>
          </table:table-cell>
          <table:table-cell office:value-type="float" office:value="300.68798">
            <text:p>300.68798</text:p>
          </table:table-cell>
          <table:table-cell office:value-type="float" office:value="278.932">
            <text:p>278.932</text:p>
          </table:table-cell>
          <table:table-cell office:value-type="float" office:value="327.73362">
            <text:p>327.73362</text:p>
          </table:table-cell>
          <table:table-cell office:value-type="float" office:value="305.4744">
            <text:p>305.4744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104.7964">
            <text:p>104.7964</text:p>
          </table:table-cell>
          <table:table-cell office:value-type="float" office:value="145.4584">
            <text:p>145.4584</text:p>
          </table:table-cell>
          <table:table-cell office:value-type="float" office:value="141.6468">
            <text:p>141.6468</text:p>
          </table:table-cell>
          <table:table-cell office:value-type="float" office:value="127.4472">
            <text:p>127.4472</text:p>
          </table:table-cell>
          <table:table-cell office:value-type="float" office:value="135.3476">
            <text:p>135.3476</text:p>
          </table:table-cell>
          <table:table-cell office:value-type="float" office:value="172.1268">
            <text:p>172.1268</text:p>
          </table:table-cell>
          <table:covered-table-cell/>
        </table:table-row>
        <table:table-row table:style-name="ro1">
          <table:table-cell table:style-name="ce3" office:value-type="string">
            <text:p>Left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office:value-type="float" office:value="588.6804">
            <text:p>588.6804</text:p>
          </table:table-cell>
          <table:table-cell office:value-type="float" office:value="694.6004">
            <text:p>694.6004</text:p>
          </table:table-cell>
          <table:table-cell office:value-type="float" office:value="649.3432">
            <text:p>649.3432</text:p>
          </table:table-cell>
          <table:table-cell office:value-type="float" office:value="658.1256">
            <text:p>658.1256</text:p>
          </table:table-cell>
          <table:table-cell office:value-type="float" office:value="712.6768">
            <text:p>712.6768</text:p>
          </table:table-cell>
          <table:table-cell office:value-type="float" office:value="822.1328">
            <text:p>822.1328</text:p>
          </table:table-cell>
          <table:table-cell table:style-name="ce5" office:value-type="string" table:number-columns-spanned="1" table:number-rows-spanned="3">
            <text:p>Squares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77.5876">
            <text:p>177.5876</text:p>
          </table:table-cell>
          <table:table-cell office:value-type="float" office:value="312.0548">
            <text:p>312.0548</text:p>
          </table:table-cell>
          <table:table-cell office:value-type="float" office:value="327.768">
            <text:p>327.768</text:p>
          </table:table-cell>
          <table:table-cell office:value-type="float" office:value="263.7356">
            <text:p>263.7356</text:p>
          </table:table-cell>
          <table:table-cell office:value-type="float" office:value="324.232">
            <text:p>324.232</text:p>
          </table:table-cell>
          <table:table-cell office:value-type="float" office:value="351.4932">
            <text:p>351.4932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52.7324">
            <text:p>52.7324</text:p>
          </table:table-cell>
          <table:table-cell office:value-type="float" office:value="80.83239">
            <text:p>80.83239</text:p>
          </table:table-cell>
          <table:table-cell office:value-type="float" office:value="98.2608">
            <text:p>98.2608</text:p>
          </table:table-cell>
          <table:table-cell office:value-type="float" office:value="71.1792">
            <text:p>71.1792</text:p>
          </table:table-cell>
          <table:table-cell office:value-type="float" office:value="81.6648">
            <text:p>81.6648</text:p>
          </table:table-cell>
          <table:table-cell office:value-type="float" office:value="107.6836">
            <text:p>107.6836</text:p>
          </table:table-cell>
          <table:covered-table-cell/>
        </table:table-row>
        <table:table-row table:style-name="ro1">
          <table:table-cell office:value-type="string">
            <text:p>Red:</text:p>
          </table:table-cell>
          <table:table-cell office:value-type="float" office:value="582.79964">
            <text:p>582.79964</text:p>
          </table:table-cell>
          <table:table-cell office:value-type="float" office:value="666.2876">
            <text:p>666.2876</text:p>
          </table:table-cell>
          <table:table-cell office:value-type="float" office:value="668.7">
            <text:p>668.7</text:p>
          </table:table-cell>
          <table:table-cell office:value-type="float" office:value="661.922">
            <text:p>661.922</text:p>
          </table:table-cell>
          <table:table-cell office:value-type="float" office:value="715.106">
            <text:p>715.106</text:p>
          </table:table-cell>
          <table:table-cell office:value-type="float" office:value="811.1688">
            <text:p>811.1688</text:p>
          </table:table-cell>
          <table:table-cell table:style-name="ce5" office:value-type="string" table:number-columns-spanned="1" table:number-rows-spanned="3">
            <text:p>Tapes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67.9996">
            <text:p>167.9996</text:p>
          </table:table-cell>
          <table:table-cell office:value-type="float" office:value="296.04">
            <text:p>296.04</text:p>
          </table:table-cell>
          <table:table-cell office:value-type="float" office:value="328.608">
            <text:p>328.608</text:p>
          </table:table-cell>
          <table:table-cell office:value-type="float" office:value="262.7392">
            <text:p>262.7392</text:p>
          </table:table-cell>
          <table:table-cell office:value-type="float" office:value="321.8032">
            <text:p>321.8032</text:p>
          </table:table-cell>
          <table:table-cell office:value-type="float" office:value="328.39762">
            <text:p>328.39762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90.6344">
            <text:p>90.6344</text:p>
          </table:table-cell>
          <table:table-cell office:value-type="float" office:value="137.84081">
            <text:p>137.84081</text:p>
          </table:table-cell>
          <table:table-cell office:value-type="float" office:value="151.7276">
            <text:p>151.7276</text:p>
          </table:table-cell>
          <table:table-cell office:value-type="float" office:value="125.29">
            <text:p>125.29</text:p>
          </table:table-cell>
          <table:table-cell office:value-type="float" office:value="132.3824">
            <text:p>132.3824</text:p>
          </table:table-cell>
          <table:table-cell office:value-type="float" office:value="180.0712">
            <text:p>180.0712</text:p>
          </table:table-cell>
          <table:covered-table-cell/>
        </table:table-row>
        <table:table-row table:style-name="ro1">
          <table:table-cell table:style-name="ce3" office:value-type="string">
            <text:p>Down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office:value-type="float" office:value="618.78804">
            <text:p>618.78804</text:p>
          </table:table-cell>
          <table:table-cell office:value-type="float" office:value="634.0064">
            <text:p>634.0064</text:p>
          </table:table-cell>
          <table:table-cell office:value-type="float" office:value="629.25764">
            <text:p>629.25764</text:p>
          </table:table-cell>
          <table:table-cell office:value-type="float" office:value="739.5056">
            <text:p>739.5056</text:p>
          </table:table-cell>
          <table:table-cell office:value-type="float" office:value="741.0612">
            <text:p>741.0612</text:p>
          </table:table-cell>
          <table:table-cell office:value-type="float" office:value="768.3772">
            <text:p>768.3772</text:p>
          </table:table-cell>
          <table:table-cell table:style-name="ce5" office:value-type="string" table:number-columns-spanned="1" table:number-rows-spanned="3">
            <text:p>Squares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90.0864">
            <text:p>190.0864</text:p>
          </table:table-cell>
          <table:table-cell office:value-type="float" office:value="273.7564">
            <text:p>273.7564</text:p>
          </table:table-cell>
          <table:table-cell office:value-type="float" office:value="307.1388">
            <text:p>307.1388</text:p>
          </table:table-cell>
          <table:table-cell office:value-type="float" office:value="330.0068">
            <text:p>330.0068</text:p>
          </table:table-cell>
          <table:table-cell office:value-type="float" office:value="347.772">
            <text:p>347.772</text:p>
          </table:table-cell>
          <table:table-cell office:value-type="float" office:value="312.21438">
            <text:p>312.21438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56.1364">
            <text:p>56.1364</text:p>
          </table:table-cell>
          <table:table-cell office:value-type="float" office:value="77.7824">
            <text:p>77.7824</text:p>
          </table:table-cell>
          <table:table-cell office:value-type="float" office:value="90.3536">
            <text:p>90.3536</text:p>
          </table:table-cell>
          <table:table-cell office:value-type="float" office:value="85.4364">
            <text:p>85.4364</text:p>
          </table:table-cell>
          <table:table-cell office:value-type="float" office:value="79.08799">
            <text:p>79.08799</text:p>
          </table:table-cell>
          <table:table-cell office:value-type="float" office:value="97.2632">
            <text:p>97.2632</text:p>
          </table:table-cell>
          <table:covered-table-cell/>
        </table:table-row>
        <table:table-row table:style-name="ro1">
          <table:table-cell office:value-type="string">
            <text:p>Red:</text:p>
          </table:table-cell>
          <table:table-cell office:value-type="float" office:value="624.88316">
            <text:p>624.88316</text:p>
          </table:table-cell>
          <table:table-cell office:value-type="float" office:value="708.0344">
            <text:p>708.0344</text:p>
          </table:table-cell>
          <table:table-cell office:value-type="float" office:value="602.0728">
            <text:p>602.0728</text:p>
          </table:table-cell>
          <table:table-cell office:value-type="float" office:value="684.6488">
            <text:p>684.6488</text:p>
          </table:table-cell>
          <table:table-cell office:value-type="float" office:value="720.9356">
            <text:p>720.9356</text:p>
          </table:table-cell>
          <table:table-cell office:value-type="float" office:value="758.0156">
            <text:p>758.0156</text:p>
          </table:table-cell>
          <table:table-cell table:style-name="ce5" office:value-type="string" table:number-columns-spanned="1" table:number-rows-spanned="3">
            <text:p>Tapes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203.5232">
            <text:p>203.5232</text:p>
          </table:table-cell>
          <table:table-cell office:value-type="float" office:value="346.4544">
            <text:p>346.4544</text:p>
          </table:table-cell>
          <table:table-cell office:value-type="float" office:value="281.35">
            <text:p>281.35</text:p>
          </table:table-cell>
          <table:table-cell office:value-type="float" office:value="277.06478">
            <text:p>277.06478</text:p>
          </table:table-cell>
          <table:table-cell office:value-type="float" office:value="326.5192">
            <text:p>326.5192</text:p>
          </table:table-cell>
          <table:table-cell office:value-type="float" office:value="294.9592">
            <text:p>294.9592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122.788">
            <text:p>122.788</text:p>
          </table:table-cell>
          <table:table-cell office:value-type="float" office:value="200.0688">
            <text:p>200.0688</text:p>
          </table:table-cell>
          <table:table-cell office:value-type="float" office:value="131.662">
            <text:p>131.662</text:p>
          </table:table-cell>
          <table:table-cell office:value-type="float" office:value="130.3208">
            <text:p>130.3208</text:p>
          </table:table-cell>
          <table:table-cell office:value-type="float" office:value="134.0208">
            <text:p>134.0208</text:p>
          </table:table-cell>
          <table:table-cell office:value-type="float" office:value="153.8976">
            <text:p>153.8976</text:p>
          </table:table-cell>
          <table:covered-table-cell/>
        </table:table-row>
        <table:table-row table:style-name="ro1">
          <table:table-cell table:style-name="ce4" table:number-columns-repeated="8"/>
        </table:table-row>
        <table:table-row table:style-name="ro1">
          <table:table-cell office:value-type="string">
            <text:p>Average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table:formula="of:=([.B3]+[.B6]+[.B10]+[.B13]+[.B17]+[.B20]+[.B24]+[.B27])/8" office:value-type="float" office:value="631.92401">
            <text:p>631.92401</text:p>
          </table:table-cell>
          <table:table-cell table:formula="of:=([.C3]+[.C6]+[.C10]+[.C13]+[.C17]+[.C20]+[.C24]+[.C27])/8" office:value-type="float" office:value="683.694205">
            <text:p>683.694205</text:p>
          </table:table-cell>
          <table:table-cell table:formula="of:=([.D3]+[.D6]+[.D10]+[.D13]+[.D17]+[.D20]+[.D24]+[.D27])/8" office:value-type="float" office:value="644.932115">
            <text:p>644.932115</text:p>
          </table:table-cell>
          <table:table-cell table:formula="of:=([.E3]+[.E6]+[.E10]+[.E13]+[.E17]+[.E20]+[.E24]+[.E27])/8" office:value-type="float" office:value="684.499555">
            <text:p>684.499555</text:p>
          </table:table-cell>
          <table:table-cell table:formula="of:=([.F3]+[.F6]+[.F10]+[.F13]+[.F17]+[.F20]+[.F24]+[.F27])/8" office:value-type="float" office:value="712.00495">
            <text:p>712.00495</text:p>
          </table:table-cell>
          <table:table-cell table:formula="of:=([.G3]+[.G6]+[.G10]+[.G13]+[.G17]+[.G20]+[.G24]+[.G27])/8" office:value-type="float" office:value="749.5608">
            <text:p>749.5608</text:p>
          </table:table-cell>
          <table:table-cell/>
        </table:table-row>
        <table:table-row table:style-name="ro1">
          <table:table-cell office:value-type="string">
            <text:p>Green:</text:p>
          </table:table-cell>
          <table:table-cell table:formula="of:=([.B4]+[.B7]+[.B11]+[.B14]+[.B18]+[.B21]+[.B25]+[.B28])/8" office:value-type="float" office:value="195.29035">
            <text:p>195.29035</text:p>
          </table:table-cell>
          <table:table-cell table:formula="of:=([.C4]+[.C7]+[.C11]+[.C14]+[.C18]+[.C21]+[.C25]+[.C28])/8" office:value-type="float" office:value="303.906545">
            <text:p>303.906545</text:p>
          </table:table-cell>
          <table:table-cell table:formula="of:=([.D4]+[.D7]+[.D11]+[.D14]+[.D18]+[.D21]+[.D25]+[.D28])/8" office:value-type="float" office:value="312.376595">
            <text:p>312.376595</text:p>
          </table:table-cell>
          <table:table-cell table:formula="of:=([.E4]+[.E7]+[.E11]+[.E14]+[.E18]+[.E21]+[.E25]+[.E28])/8" office:value-type="float" office:value="286.4242">
            <text:p>286.4242</text:p>
          </table:table-cell>
          <table:table-cell table:formula="of:=([.F4]+[.F7]+[.F11]+[.F14]+[.F18]+[.F21]+[.F25]+[.F28])/8" office:value-type="float" office:value="327.0079525">
            <text:p>327.0079525</text:p>
          </table:table-cell>
          <table:table-cell table:formula="of:=([.G4]+[.G7]+[.G11]+[.G14]+[.G18]+[.G21]+[.G25]+[.G28])/8" office:value-type="float" office:value="302.152805">
            <text:p>302.152805</text:p>
          </table:table-cell>
          <table:table-cell/>
        </table:table-row>
        <table:table-row table:style-name="ro1">
          <table:table-cell office:value-type="string">
            <text:p>Blue:</text:p>
          </table:table-cell>
          <table:table-cell table:formula="of:=([.B5]+[.B8]+[.B12]+[.B15]+[.B19]+[.B22]+[.B26]+[.B29])/8" office:value-type="float" office:value="82.42075">
            <text:p>82.42075</text:p>
          </table:table-cell>
          <table:table-cell table:formula="of:=([.C5]+[.C8]+[.C12]+[.C15]+[.C19]+[.C22]+[.C26]+[.C29])/8" office:value-type="float" office:value="118.97879875">
            <text:p>118.97879875</text:p>
          </table:table-cell>
          <table:table-cell table:formula="of:=([.D5]+[.D8]+[.D12]+[.D15]+[.D19]+[.D22]+[.D26]+[.D29])/8" office:value-type="float" office:value="117.606">
            <text:p>117.606</text:p>
          </table:table-cell>
          <table:table-cell table:formula="of:=([.E5]+[.E8]+[.E12]+[.E15]+[.E19]+[.E22]+[.E26]+[.E29])/8" office:value-type="float" office:value="103.94299875">
            <text:p>103.94299875</text:p>
          </table:table-cell>
          <table:table-cell table:formula="of:=([.F5]+[.F8]+[.F12]+[.F15]+[.F19]+[.F22]+[.F26]+[.F29])/8" office:value-type="float" office:value="105.65069875">
            <text:p>105.65069875</text:p>
          </table:table-cell>
          <table:table-cell table:formula="of:=([.G5]+[.G8]+[.G12]+[.G15]+[.G19]+[.G22]+[.G26]+[.G29])/8" office:value-type="float" office:value="126.94274875">
            <text:p>126.94274875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lack Tape" table:style-name="ta1"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table:style-name="ce2" office:value-type="string">
            <text:p>Right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office:value-type="float" office:value="106.4224">
            <text:p>106.4224</text:p>
          </table:table-cell>
          <table:table-cell office:value-type="float" office:value="138.08681">
            <text:p>138.08681</text:p>
          </table:table-cell>
          <table:table-cell office:value-type="float" office:value="137.6088">
            <text:p>137.6088</text:p>
          </table:table-cell>
          <table:table-cell office:value-type="float" office:value="122.2668">
            <text:p>122.2668</text:p>
          </table:table-cell>
          <table:table-cell office:value-type="float" office:value="179.4292">
            <text:p>179.4292</text:p>
          </table:table-cell>
          <table:table-cell office:value-type="float" office:value="121.2804">
            <text:p>121.2804</text:p>
          </table:table-cell>
          <table:table-cell table:style-name="ce5" office:value-type="string" table:number-columns-spanned="1" table:number-rows-spanned="3">
            <text:p>Duct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43.0024">
            <text:p>43.0024</text:p>
          </table:table-cell>
          <table:table-cell office:value-type="float" office:value="50.7976">
            <text:p>50.7976</text:p>
          </table:table-cell>
          <table:table-cell office:value-type="float" office:value="81.2516">
            <text:p>81.2516</text:p>
          </table:table-cell>
          <table:table-cell office:value-type="float" office:value="61.75">
            <text:p>61.75</text:p>
          </table:table-cell>
          <table:table-cell office:value-type="float" office:value="82.9916">
            <text:p>82.9916</text:p>
          </table:table-cell>
          <table:table-cell office:value-type="float" office:value="118.4748">
            <text:p>118.4748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31.2184">
            <text:p>31.2184</text:p>
          </table:table-cell>
          <table:table-cell office:value-type="float" office:value="53.3484">
            <text:p>53.3484</text:p>
          </table:table-cell>
          <table:table-cell office:value-type="float" office:value="82.348">
            <text:p>82.348</text:p>
          </table:table-cell>
          <table:table-cell office:value-type="float" office:value="41.6636">
            <text:p>41.6636</text:p>
          </table:table-cell>
          <table:table-cell office:value-type="float" office:value="59.4676">
            <text:p>59.4676</text:p>
          </table:table-cell>
          <table:table-cell office:value-type="float" office:value="60.1072">
            <text:p>60.1072</text:p>
          </table:table-cell>
          <table:covered-table-cell/>
        </table:table-row>
        <table:table-row table:style-name="ro1">
          <table:table-cell office:value-type="string">
            <text:p>Red:</text:p>
          </table:table-cell>
          <table:table-cell office:value-type="float" office:value="190.6024">
            <text:p>190.6024</text:p>
          </table:table-cell>
          <table:table-cell office:value-type="float" office:value="116.438">
            <text:p>116.438</text:p>
          </table:table-cell>
          <table:table-cell office:value-type="float" office:value="130.6692">
            <text:p>130.6692</text:p>
          </table:table-cell>
          <table:table-cell office:value-type="float" office:value="63.526">
            <text:p>63.526</text:p>
          </table:table-cell>
          <table:table-cell office:value-type="float" office:value="205.9556">
            <text:p>205.9556</text:p>
          </table:table-cell>
          <table:table-cell office:value-type="float" office:value="134.0376">
            <text:p>134.0376</text:p>
          </table:table-cell>
          <table:table-cell table:style-name="ce5" office:value-type="string" table:number-columns-spanned="1" table:number-rows-spanned="3">
            <text:p>Thin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51.1032">
            <text:p>51.1032</text:p>
          </table:table-cell>
          <table:table-cell office:value-type="float" office:value="57.5492">
            <text:p>57.5492</text:p>
          </table:table-cell>
          <table:table-cell office:value-type="float" office:value="55.9332">
            <text:p>55.9332</text:p>
          </table:table-cell>
          <table:table-cell office:value-type="float" office:value="23.2756">
            <text:p>23.2756</text:p>
          </table:table-cell>
          <table:table-cell office:value-type="float" office:value="76.0216">
            <text:p>76.0216</text:p>
          </table:table-cell>
          <table:table-cell office:value-type="float" office:value="56.6536">
            <text:p>56.6536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53.5864">
            <text:p>53.5864</text:p>
          </table:table-cell>
          <table:table-cell office:value-type="float" office:value="47.8296">
            <text:p>47.8296</text:p>
          </table:table-cell>
          <table:table-cell office:value-type="float" office:value="57.4908">
            <text:p>57.4908</text:p>
          </table:table-cell>
          <table:table-cell office:value-type="float" office:value="20.0076">
            <text:p>20.0076</text:p>
          </table:table-cell>
          <table:table-cell office:value-type="float" office:value="55.3868">
            <text:p>55.3868</text:p>
          </table:table-cell>
          <table:table-cell office:value-type="float" office:value="50.6672">
            <text:p>50.6672</text:p>
          </table:table-cell>
          <table:covered-table-cell/>
        </table:table-row>
        <table:table-row table:style-name="ro1">
          <table:table-cell table:style-name="ce3" office:value-type="string">
            <text:p>Up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office:value-type="float" office:value="148.31081">
            <text:p>148.31081</text:p>
          </table:table-cell>
          <table:table-cell office:value-type="float" office:value="54.1384">
            <text:p>54.1384</text:p>
          </table:table-cell>
          <table:table-cell office:value-type="float" office:value="141.82719">
            <text:p>141.82719</text:p>
          </table:table-cell>
          <table:table-cell office:value-type="float" office:value="220.0804">
            <text:p>220.0804</text:p>
          </table:table-cell>
          <table:table-cell office:value-type="float" office:value="114.294">
            <text:p>114.294</text:p>
          </table:table-cell>
          <table:table-cell office:value-type="float" office:value="285.01278">
            <text:p>285.01278</text:p>
          </table:table-cell>
          <table:table-cell table:style-name="ce5" office:value-type="string" table:number-columns-spanned="1" table:number-rows-spanned="3">
            <text:p>Duct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28.546">
            <text:p>28.546</text:p>
          </table:table-cell>
          <table:table-cell office:value-type="float" office:value="35.4296">
            <text:p>35.4296</text:p>
          </table:table-cell>
          <table:table-cell office:value-type="float" office:value="65.606">
            <text:p>65.606</text:p>
          </table:table-cell>
          <table:table-cell office:value-type="float" office:value="69.6252">
            <text:p>69.6252</text:p>
          </table:table-cell>
          <table:table-cell office:value-type="float" office:value="89.8704">
            <text:p>89.8704</text:p>
          </table:table-cell>
          <table:table-cell office:value-type="float" office:value="64.7996">
            <text:p>64.7996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34.8828">
            <text:p>34.8828</text:p>
          </table:table-cell>
          <table:table-cell office:value-type="float" office:value="44.6808">
            <text:p>44.6808</text:p>
          </table:table-cell>
          <table:table-cell office:value-type="float" office:value="50.7804">
            <text:p>50.7804</text:p>
          </table:table-cell>
          <table:table-cell office:value-type="float" office:value="75.8876">
            <text:p>75.8876</text:p>
          </table:table-cell>
          <table:table-cell office:value-type="float" office:value="52.34">
            <text:p>52.34</text:p>
          </table:table-cell>
          <table:table-cell office:value-type="float" office:value="81.9956">
            <text:p>81.9956</text:p>
          </table:table-cell>
          <table:covered-table-cell/>
        </table:table-row>
        <table:table-row table:style-name="ro1">
          <table:table-cell office:value-type="string">
            <text:p>Red:</text:p>
          </table:table-cell>
          <table:table-cell office:value-type="float" office:value="101.4792">
            <text:p>101.4792</text:p>
          </table:table-cell>
          <table:table-cell office:value-type="float" office:value="127.016">
            <text:p>127.016</text:p>
          </table:table-cell>
          <table:table-cell office:value-type="float" office:value="173.7312">
            <text:p>173.7312</text:p>
          </table:table-cell>
          <table:table-cell office:value-type="float" office:value="142.052">
            <text:p>142.052</text:p>
          </table:table-cell>
          <table:table-cell office:value-type="float" office:value="189.5064">
            <text:p>189.5064</text:p>
          </table:table-cell>
          <table:table-cell office:value-type="float" office:value="176.2168">
            <text:p>176.2168</text:p>
          </table:table-cell>
          <table:table-cell table:style-name="ce5" office:value-type="string" table:number-columns-spanned="1" table:number-rows-spanned="3">
            <text:p>Thin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22.0476">
            <text:p>22.0476</text:p>
          </table:table-cell>
          <table:table-cell office:value-type="float" office:value="77.84279">
            <text:p>77.84279</text:p>
          </table:table-cell>
          <table:table-cell office:value-type="float" office:value="91.1656">
            <text:p>91.1656</text:p>
          </table:table-cell>
          <table:table-cell office:value-type="float" office:value="52.7008">
            <text:p>52.7008</text:p>
          </table:table-cell>
          <table:table-cell office:value-type="float" office:value="73.92759">
            <text:p>73.92759</text:p>
          </table:table-cell>
          <table:table-cell office:value-type="float" office:value="78.57319">
            <text:p>78.57319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36.7744">
            <text:p>36.7744</text:p>
          </table:table-cell>
          <table:table-cell office:value-type="float" office:value="52.4672">
            <text:p>52.4672</text:p>
          </table:table-cell>
          <table:table-cell office:value-type="float" office:value="75.8792">
            <text:p>75.8792</text:p>
          </table:table-cell>
          <table:table-cell office:value-type="float" office:value="59.0284">
            <text:p>59.0284</text:p>
          </table:table-cell>
          <table:table-cell office:value-type="float" office:value="52.9972">
            <text:p>52.9972</text:p>
          </table:table-cell>
          <table:table-cell office:value-type="float" office:value="67.752">
            <text:p>67.752</text:p>
          </table:table-cell>
          <table:covered-table-cell/>
        </table:table-row>
        <table:table-row table:style-name="ro1">
          <table:table-cell table:style-name="ce3" office:value-type="string">
            <text:p>Left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office:value-type="float" office:value="42.6964">
            <text:p>42.6964</text:p>
          </table:table-cell>
          <table:table-cell office:value-type="float" office:value="74.5652">
            <text:p>74.5652</text:p>
          </table:table-cell>
          <table:table-cell office:value-type="float" office:value="243.8372">
            <text:p>243.8372</text:p>
          </table:table-cell>
          <table:table-cell office:value-type="float" office:value="117.2268">
            <text:p>117.2268</text:p>
          </table:table-cell>
          <table:table-cell office:value-type="float" office:value="279.8508">
            <text:p>279.8508</text:p>
          </table:table-cell>
          <table:table-cell office:value-type="float" office:value="200.17">
            <text:p>200.17</text:p>
          </table:table-cell>
          <table:table-cell table:style-name="ce5" office:value-type="string" table:number-columns-spanned="1" table:number-rows-spanned="3">
            <text:p>Duct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0.8836">
            <text:p>10.8836</text:p>
          </table:table-cell>
          <table:table-cell office:value-type="float" office:value="68.0552">
            <text:p>68.0552</text:p>
          </table:table-cell>
          <table:table-cell office:value-type="float" office:value="92.392">
            <text:p>92.392</text:p>
          </table:table-cell>
          <table:table-cell office:value-type="float" office:value="37.3748">
            <text:p>37.3748</text:p>
          </table:table-cell>
          <table:table-cell office:value-type="float" office:value="76.9944">
            <text:p>76.9944</text:p>
          </table:table-cell>
          <table:table-cell office:value-type="float" office:value="62.0912">
            <text:p>62.0912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13.4416">
            <text:p>13.4416</text:p>
          </table:table-cell>
          <table:table-cell office:value-type="float" office:value="35.10279">
            <text:p>35.10279</text:p>
          </table:table-cell>
          <table:table-cell office:value-type="float" office:value="76.3528">
            <text:p>76.3528</text:p>
          </table:table-cell>
          <table:table-cell office:value-type="float" office:value="36.4508">
            <text:p>36.4508</text:p>
          </table:table-cell>
          <table:table-cell office:value-type="float" office:value="68.64679">
            <text:p>68.64679</text:p>
          </table:table-cell>
          <table:table-cell office:value-type="float" office:value="66.2492">
            <text:p>66.2492</text:p>
          </table:table-cell>
          <table:covered-table-cell/>
        </table:table-row>
        <table:table-row table:style-name="ro1">
          <table:table-cell office:value-type="string">
            <text:p>Red:</text:p>
          </table:table-cell>
          <table:table-cell office:value-type="float" office:value="123.0532">
            <text:p>123.0532</text:p>
          </table:table-cell>
          <table:table-cell office:value-type="float" office:value="122.2628">
            <text:p>122.2628</text:p>
          </table:table-cell>
          <table:table-cell office:value-type="float" office:value="56.8656">
            <text:p>56.8656</text:p>
          </table:table-cell>
          <table:table-cell office:value-type="float" office:value="102.7316">
            <text:p>102.7316</text:p>
          </table:table-cell>
          <table:table-cell office:value-type="float" office:value="175.2192">
            <text:p>175.2192</text:p>
          </table:table-cell>
          <table:table-cell office:value-type="float" office:value="168.5268">
            <text:p>168.5268</text:p>
          </table:table-cell>
          <table:table-cell table:style-name="ce5" office:value-type="string" table:number-columns-spanned="1" table:number-rows-spanned="3">
            <text:p>Thin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35.0112">
            <text:p>35.0112</text:p>
          </table:table-cell>
          <table:table-cell office:value-type="float" office:value="59.1568">
            <text:p>59.1568</text:p>
          </table:table-cell>
          <table:table-cell office:value-type="float" office:value="21.2888">
            <text:p>21.2888</text:p>
          </table:table-cell>
          <table:table-cell office:value-type="float" office:value="42.7956">
            <text:p>42.7956</text:p>
          </table:table-cell>
          <table:table-cell office:value-type="float" office:value="68.7052">
            <text:p>68.7052</text:p>
          </table:table-cell>
          <table:table-cell office:value-type="float" office:value="83.4036">
            <text:p>83.4036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36.9692">
            <text:p>36.9692</text:p>
          </table:table-cell>
          <table:table-cell office:value-type="float" office:value="49.2044">
            <text:p>49.2044</text:p>
          </table:table-cell>
          <table:table-cell office:value-type="float" office:value="24.6344">
            <text:p>24.6344</text:p>
          </table:table-cell>
          <table:table-cell office:value-type="float" office:value="42.6888">
            <text:p>42.6888</text:p>
          </table:table-cell>
          <table:table-cell office:value-type="float" office:value="49.2784">
            <text:p>49.2784</text:p>
          </table:table-cell>
          <table:table-cell office:value-type="float" office:value="64.4364">
            <text:p>64.4364</text:p>
          </table:table-cell>
          <table:covered-table-cell/>
        </table:table-row>
        <table:table-row table:style-name="ro1">
          <table:table-cell table:style-name="ce3" office:value-type="string">
            <text:p>Down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office:value-type="float" office:value="69.89399">
            <text:p>69.89399</text:p>
          </table:table-cell>
          <table:table-cell office:value-type="float" office:value="96.7804">
            <text:p>96.7804</text:p>
          </table:table-cell>
          <table:table-cell office:value-type="float" office:value="80.76439">
            <text:p>80.76439</text:p>
          </table:table-cell>
          <table:table-cell office:value-type="float" office:value="117.5076">
            <text:p>117.5076</text:p>
          </table:table-cell>
          <table:table-cell office:value-type="float" office:value="179.4488">
            <text:p>179.4488</text:p>
          </table:table-cell>
          <table:table-cell office:value-type="float" office:value="136.8168">
            <text:p>136.8168</text:p>
          </table:table-cell>
          <table:table-cell table:style-name="ce5" office:value-type="string" table:number-columns-spanned="1" table:number-rows-spanned="3">
            <text:p>Duct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19.2912">
            <text:p>19.2912</text:p>
          </table:table-cell>
          <table:table-cell office:value-type="float" office:value="46.1856">
            <text:p>46.1856</text:p>
          </table:table-cell>
          <table:table-cell office:value-type="float" office:value="42.8204">
            <text:p>42.8204</text:p>
          </table:table-cell>
          <table:table-cell office:value-type="float" office:value="53.976">
            <text:p>53.976</text:p>
          </table:table-cell>
          <table:table-cell office:value-type="float" office:value="99.9912">
            <text:p>99.9912</text:p>
          </table:table-cell>
          <table:table-cell office:value-type="float" office:value="43.0284">
            <text:p>43.0284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23.0036">
            <text:p>23.0036</text:p>
          </table:table-cell>
          <table:table-cell office:value-type="float" office:value="36.1188">
            <text:p>36.1188</text:p>
          </table:table-cell>
          <table:table-cell office:value-type="float" office:value="40.30199">
            <text:p>40.30199</text:p>
          </table:table-cell>
          <table:table-cell office:value-type="float" office:value="44.628">
            <text:p>44.628</text:p>
          </table:table-cell>
          <table:table-cell office:value-type="float" office:value="59.2108">
            <text:p>59.2108</text:p>
          </table:table-cell>
          <table:table-cell office:value-type="float" office:value="35.9424">
            <text:p>35.9424</text:p>
          </table:table-cell>
          <table:covered-table-cell/>
        </table:table-row>
        <table:table-row table:style-name="ro1">
          <table:table-cell office:value-type="string">
            <text:p>Red:</text:p>
          </table:table-cell>
          <table:table-cell office:value-type="float" office:value="108.5504">
            <text:p>108.5504</text:p>
          </table:table-cell>
          <table:table-cell office:value-type="float" office:value="122.56">
            <text:p>122.56</text:p>
          </table:table-cell>
          <table:table-cell office:value-type="float" office:value="167.21561">
            <text:p>167.21561</text:p>
          </table:table-cell>
          <table:table-cell office:value-type="float" office:value="100.5736">
            <text:p>100.5736</text:p>
          </table:table-cell>
          <table:table-cell office:value-type="float" office:value="192.9492">
            <text:p>192.9492</text:p>
          </table:table-cell>
          <table:table-cell office:value-type="float" office:value="170.3032">
            <text:p>170.3032</text:p>
          </table:table-cell>
          <table:table-cell table:style-name="ce5" office:value-type="string" table:number-columns-spanned="1" table:number-rows-spanned="3">
            <text:p>Thin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29.808">
            <text:p>29.808</text:p>
          </table:table-cell>
          <table:table-cell office:value-type="float" office:value="58.342">
            <text:p>58.342</text:p>
          </table:table-cell>
          <table:table-cell office:value-type="float" office:value="78.98639">
            <text:p>78.98639</text:p>
          </table:table-cell>
          <table:table-cell office:value-type="float" office:value="46.0752">
            <text:p>46.0752</text:p>
          </table:table-cell>
          <table:table-cell office:value-type="float" office:value="73.2928">
            <text:p>73.2928</text:p>
          </table:table-cell>
          <table:table-cell office:value-type="float" office:value="105.5168">
            <text:p>105.5168</text:p>
          </table:table-cell>
          <table:covered-table-cell/>
        </table:table-row>
        <table:table-row table:style-name="ro1">
          <table:table-cell office:value-type="string">
            <text:p>Blue:</text:p>
          </table:table-cell>
          <table:table-cell office:value-type="float" office:value="34.1156">
            <text:p>34.1156</text:p>
          </table:table-cell>
          <table:table-cell office:value-type="float" office:value="50.8404">
            <text:p>50.8404</text:p>
          </table:table-cell>
          <table:table-cell office:value-type="float" office:value="81.4552">
            <text:p>81.4552</text:p>
          </table:table-cell>
          <table:table-cell office:value-type="float" office:value="43.5764">
            <text:p>43.5764</text:p>
          </table:table-cell>
          <table:table-cell office:value-type="float" office:value="54.1832">
            <text:p>54.1832</text:p>
          </table:table-cell>
          <table:table-cell office:value-type="float" office:value="63.2568">
            <text:p>63.2568</text:p>
          </table:table-cell>
          <table:covered-table-cell/>
        </table:table-row>
        <table:table-row table:style-name="ro1">
          <table:table-cell table:style-name="ce4" table:number-columns-repeated="8"/>
        </table:table-row>
        <table:table-row table:style-name="ro1">
          <table:table-cell office:value-type="string">
            <text:p>Average</text:p>
          </table:table-cell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table:formula="of:=([.B3]+[.B6]+[.B10]+[.B13]+[.B17]+[.B20]+[.B24]+[.B27])/8" office:value-type="float" office:value="111.3761">
            <text:p>111.3761</text:p>
          </table:table-cell>
          <table:table-cell table:formula="of:=([.C3]+[.C6]+[.C10]+[.C13]+[.C17]+[.C20]+[.C24]+[.C27])/8" office:value-type="float" office:value="106.48095125">
            <text:p>106.48095125</text:p>
          </table:table-cell>
          <table:table-cell table:formula="of:=([.D3]+[.D6]+[.D10]+[.D13]+[.D17]+[.D20]+[.D24]+[.D27])/8" office:value-type="float" office:value="141.56489875">
            <text:p>141.56489875</text:p>
          </table:table-cell>
          <table:table-cell table:formula="of:=([.E3]+[.E6]+[.E10]+[.E13]+[.E17]+[.E20]+[.E24]+[.E27])/8" office:value-type="float" office:value="123.2456">
            <text:p>123.2456</text:p>
          </table:table-cell>
          <table:table-cell table:formula="of:=([.F3]+[.F6]+[.F10]+[.F13]+[.F17]+[.F20]+[.F24]+[.F27])/8" office:value-type="float" office:value="189.58165">
            <text:p>189.58165</text:p>
          </table:table-cell>
          <table:table-cell table:formula="of:=([.G3]+[.G6]+[.G10]+[.G13]+[.G17]+[.G20]+[.G24]+[.G27])/8" office:value-type="float" office:value="174.0455475">
            <text:p>174.0455475</text:p>
          </table:table-cell>
          <table:table-cell/>
        </table:table-row>
        <table:table-row table:style-name="ro1">
          <table:table-cell office:value-type="string">
            <text:p>Green:</text:p>
          </table:table-cell>
          <table:table-cell table:formula="of:=([.B4]+[.B7]+[.B11]+[.B14]+[.B18]+[.B21]+[.B25]+[.B28])/8" office:value-type="float" office:value="29.96165">
            <text:p>29.96165</text:p>
          </table:table-cell>
          <table:table-cell table:formula="of:=([.C4]+[.C7]+[.C11]+[.C14]+[.C18]+[.C21]+[.C25]+[.C28])/8" office:value-type="float" office:value="56.66984875">
            <text:p>56.66984875</text:p>
          </table:table-cell>
          <table:table-cell table:formula="of:=([.D4]+[.D7]+[.D11]+[.D14]+[.D18]+[.D21]+[.D25]+[.D28])/8" office:value-type="float" office:value="66.18049875">
            <text:p>66.18049875</text:p>
          </table:table-cell>
          <table:table-cell table:formula="of:=([.E4]+[.E7]+[.E11]+[.E14]+[.E18]+[.E21]+[.E25]+[.E28])/8" office:value-type="float" office:value="48.44665">
            <text:p>48.44665</text:p>
          </table:table-cell>
          <table:table-cell table:formula="of:=([.F4]+[.F7]+[.F11]+[.F14]+[.F18]+[.F21]+[.F25]+[.F28])/8" office:value-type="float" office:value="80.22434875">
            <text:p>80.22434875</text:p>
          </table:table-cell>
          <table:table-cell table:formula="of:=([.G4]+[.G7]+[.G11]+[.G14]+[.G18]+[.G21]+[.G25]+[.G28])/8" office:value-type="float" office:value="76.56764875">
            <text:p>76.56764875</text:p>
          </table:table-cell>
          <table:table-cell/>
        </table:table-row>
        <table:table-row table:style-name="ro1">
          <table:table-cell office:value-type="string">
            <text:p>Blue:</text:p>
          </table:table-cell>
          <table:table-cell table:formula="of:=([.B5]+[.B8]+[.B12]+[.B15]+[.B19]+[.B22]+[.B26]+[.B29])/8" office:value-type="float" office:value="32.999">
            <text:p>32.999</text:p>
          </table:table-cell>
          <table:table-cell table:formula="of:=([.C5]+[.C8]+[.C12]+[.C15]+[.C19]+[.C22]+[.C26]+[.C29])/8" office:value-type="float" office:value="46.19904875">
            <text:p>46.19904875</text:p>
          </table:table-cell>
          <table:table-cell table:formula="of:=([.D5]+[.D8]+[.D12]+[.D15]+[.D19]+[.D22]+[.D26]+[.D29])/8" office:value-type="float" office:value="61.15534875">
            <text:p>61.15534875</text:p>
          </table:table-cell>
          <table:table-cell table:formula="of:=([.E5]+[.E8]+[.E12]+[.E15]+[.E19]+[.E22]+[.E26]+[.E29])/8" office:value-type="float" office:value="45.4914">
            <text:p>45.4914</text:p>
          </table:table-cell>
          <table:table-cell table:formula="of:=([.F5]+[.F8]+[.F12]+[.F15]+[.F19]+[.F22]+[.F26]+[.F29])/8" office:value-type="float" office:value="56.43884875">
            <text:p>56.43884875</text:p>
          </table:table-cell>
          <table:table-cell table:formula="of:=([.G5]+[.G8]+[.G12]+[.G15]+[.G19]+[.G22]+[.G26]+[.G29])/8" office:value-type="float" office:value="61.30085">
            <text:p>61.30085</text:p>
          </table:table-cell>
          <table:table-cell/>
        </table:table-row>
      </table:table>
      <table:table table:name="Edge (Nothing)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6" office:value-type="string">
            <text:p>Right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office:value-type="float" office:value="-4.06199">
            <text:p>-4.06199</text:p>
          </table:table-cell>
          <table:table-cell office:value-type="float" office:value="-3.4656">
            <text:p>-3.4656</text:p>
          </table:table-cell>
          <table:table-cell office:value-type="float" office:value="-4.7476">
            <text:p>-4.7476</text:p>
          </table:table-cell>
          <table:table-cell office:value-type="float" office:value="-2.6684">
            <text:p>-2.6684</text:p>
          </table:table-cell>
          <table:table-cell office:value-type="float" office:value="-3.5616">
            <text:p>-3.5616</text:p>
          </table:table-cell>
          <table:table-cell office:value-type="float" office:value="-5.0608">
            <text:p>-5.0608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-5.3208">
            <text:p>-5.3208</text:p>
          </table:table-cell>
          <table:table-cell office:value-type="float" office:value="-4.75719">
            <text:p>-4.75719</text:p>
          </table:table-cell>
          <table:table-cell office:value-type="float" office:value="-6.2932">
            <text:p>-6.2932</text:p>
          </table:table-cell>
          <table:table-cell office:value-type="float" office:value="-3.968">
            <text:p>-3.968</text:p>
          </table:table-cell>
          <table:table-cell office:value-type="float" office:value="-5.4436">
            <text:p>-5.4436</text:p>
          </table:table-cell>
          <table:table-cell office:value-type="float" office:value="-7.6104">
            <text:p>-7.6104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2.60439">
            <text:p>2.60439</text:p>
          </table:table-cell>
          <table:table-cell office:value-type="float" office:value="0.8024">
            <text:p>0.8024</text:p>
          </table:table-cell>
          <table:table-cell office:value-type="float" office:value="2.066">
            <text:p>2.066</text:p>
          </table:table-cell>
          <table:table-cell office:value-type="float" office:value="1.3352">
            <text:p>1.3352</text:p>
          </table:table-cell>
          <table:table-cell office:value-type="float" office:value="0.4028">
            <text:p>0.4028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string">
            <text:p>Up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office:value-type="float" office:value="-3.5252">
            <text:p>-3.5252</text:p>
          </table:table-cell>
          <table:table-cell office:value-type="float" office:value="-2.72">
            <text:p>-2.72</text:p>
          </table:table-cell>
          <table:table-cell office:value-type="float" office:value="-4.1532">
            <text:p>-4.1532</text:p>
          </table:table-cell>
          <table:table-cell office:value-type="float" office:value="-2.8144">
            <text:p>-2.8144</text:p>
          </table:table-cell>
          <table:table-cell office:value-type="float" office:value="-3.582">
            <text:p>-3.582</text:p>
          </table:table-cell>
          <table:table-cell office:value-type="float" office:value="-4.6208">
            <text:p>-4.6208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-11.016">
            <text:p>-11.016</text:p>
          </table:table-cell>
          <table:table-cell office:value-type="float" office:value="-8.2252">
            <text:p>-8.2252</text:p>
          </table:table-cell>
          <table:table-cell office:value-type="float" office:value="-12.1576">
            <text:p>-12.1576</text:p>
          </table:table-cell>
          <table:table-cell office:value-type="float" office:value="-8.0836">
            <text:p>-8.0836</text:p>
          </table:table-cell>
          <table:table-cell office:value-type="float" office:value="-9.2092">
            <text:p>-9.2092</text:p>
          </table:table-cell>
          <table:table-cell office:value-type="float" office:value="-11.7184">
            <text:p>-11.7184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2.0528">
            <text:p>2.0528</text:p>
          </table:table-cell>
          <table:table-cell office:value-type="float" office:value="1.8024">
            <text:p>1.8024</text:p>
          </table:table-cell>
          <table:table-cell office:value-type="float" office:value="2.41039">
            <text:p>2.41039</text:p>
          </table:table-cell>
          <table:table-cell office:value-type="float" office:value="2.11439">
            <text:p>2.11439</text:p>
          </table:table-cell>
          <table:table-cell office:value-type="float" office:value="1.6968">
            <text:p>1.6968</text:p>
          </table:table-cell>
          <table:table-cell office:value-type="float" office:value="2.5916">
            <text:p>2.5916</text:p>
          </table:table-cell>
        </table:table-row>
        <table:table-row table:style-name="ro1">
          <table:table-cell office:value-type="string">
            <text:p>Left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office:value-type="float" office:value="-0.26519">
            <text:p>-0.26519</text:p>
          </table:table-cell>
          <table:table-cell office:value-type="float" office:value="0.1648">
            <text:p>0.1648</text:p>
          </table:table-cell>
          <table:table-cell office:value-type="float" office:value="-0.4012">
            <text:p>-0.4012</text:p>
          </table:table-cell>
          <table:table-cell office:value-type="float" office:value="-0.0944">
            <text:p>-0.0944</text:p>
          </table:table-cell>
          <table:table-cell office:value-type="float" office:value="-0.158">
            <text:p>-0.158</text:p>
          </table:table-cell>
          <table:table-cell office:value-type="float" office:value="-0.1932">
            <text:p>-0.1932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0.8">
            <text:p>0.8</text:p>
          </table:table-cell>
          <table:table-cell office:value-type="float" office:value="1.8044">
            <text:p>1.8044</text:p>
          </table:table-cell>
          <table:table-cell office:value-type="float" office:value="0.8084">
            <text:p>0.8084</text:p>
          </table:table-cell>
          <table:table-cell office:value-type="float" office:value="2.9392">
            <text:p>2.9392</text:p>
          </table:table-cell>
          <table:table-cell office:value-type="float" office:value="2.3204">
            <text:p>2.3204</text:p>
          </table:table-cell>
          <table:table-cell office:value-type="float" office:value="2.26959">
            <text:p>2.26959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-10.402">
            <text:p>-10.402</text:p>
          </table:table-cell>
          <table:table-cell office:value-type="float" office:value="-13.2616">
            <text:p>-13.2616</text:p>
          </table:table-cell>
          <table:table-cell office:value-type="float" office:value="-10.4636">
            <text:p>-10.4636</text:p>
          </table:table-cell>
          <table:table-cell office:value-type="float" office:value="-10.9492">
            <text:p>-10.9492</text:p>
          </table:table-cell>
          <table:table-cell office:value-type="float" office:value="-12.892">
            <text:p>-12.892</text:p>
          </table:table-cell>
          <table:table-cell office:value-type="float" office:value="-14.5624">
            <text:p>-14.5624</text:p>
          </table:table-cell>
        </table:table-row>
        <table:table-row table:style-name="ro1">
          <table:table-cell office:value-type="string">
            <text:p>Down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office:value-type="float" office:value="2.6912">
            <text:p>2.6912</text:p>
          </table:table-cell>
          <table:table-cell office:value-type="float" office:value="1.6988">
            <text:p>1.6988</text:p>
          </table:table-cell>
          <table:table-cell office:value-type="float" office:value="1.334">
            <text:p>1.334</text:p>
          </table:table-cell>
          <table:table-cell office:value-type="float" office:value="3.1612">
            <text:p>3.1612</text:p>
          </table:table-cell>
          <table:table-cell office:value-type="float" office:value="2.6756">
            <text:p>2.6756</text:p>
          </table:table-cell>
          <table:table-cell office:value-type="float" office:value="1.878">
            <text:p>1.878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6.3728">
            <text:p>6.3728</text:p>
          </table:table-cell>
          <table:table-cell office:value-type="float" office:value="5.7236">
            <text:p>5.7236</text:p>
          </table:table-cell>
          <table:table-cell office:value-type="float" office:value="3.7464">
            <text:p>3.7464</text:p>
          </table:table-cell>
          <table:table-cell office:value-type="float" office:value="7.6972">
            <text:p>7.6972</text:p>
          </table:table-cell>
          <table:table-cell office:value-type="float" office:value="7.318">
            <text:p>7.318</text:p>
          </table:table-cell>
          <table:table-cell office:value-type="float" office:value="5.8712">
            <text:p>5.8712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5.4888">
            <text:p>5.4888</text:p>
          </table:table-cell>
          <table:table-cell office:value-type="float" office:value="3.3788">
            <text:p>3.3788</text:p>
          </table:table-cell>
          <table:table-cell office:value-type="float" office:value="2.9804">
            <text:p>2.9804</text:p>
          </table:table-cell>
          <table:table-cell office:value-type="float" office:value="5.2044">
            <text:p>5.2044</text:p>
          </table:table-cell>
          <table:table-cell office:value-type="float" office:value="4.9036">
            <text:p>4.9036</text:p>
          </table:table-cell>
          <table:table-cell office:value-type="float" office:value="3.3844">
            <text:p>3.3844</text:p>
          </table:table-cell>
        </table:table-row>
        <table:table-row table:style-name="ro1">
          <table:table-cell table:style-name="ce4" table:number-columns-repeated="7"/>
        </table:table-row>
        <table:table-row table:style-name="ro1">
          <table:table-cell office:value-type="string">
            <text:p>Average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table:formula="of:=([.B3]+[.B7]+[.B11]+[.B15])/4" office:value-type="float" office:value="-1.290295">
            <text:p>-1.290295</text:p>
          </table:table-cell>
          <table:table-cell table:formula="of:=([.C3]+[.C7]+[.C11]+[.C15])/4" office:value-type="float" office:value="-1.0805">
            <text:p>-1.0805</text:p>
          </table:table-cell>
          <table:table-cell table:formula="of:=([.D3]+[.D7]+[.D11]+[.D15])/4" office:value-type="float" office:value="-1.992">
            <text:p>-1.992</text:p>
          </table:table-cell>
          <table:table-cell table:formula="of:=([.E3]+[.E7]+[.E11]+[.E15])/4" office:value-type="float" office:value="-0.604">
            <text:p>-0.604</text:p>
          </table:table-cell>
          <table:table-cell table:formula="of:=([.F3]+[.F7]+[.F11]+[.F15])/4" office:value-type="float" office:value="-1.1565">
            <text:p>-1.1565</text:p>
          </table:table-cell>
          <table:table-cell table:formula="of:=([.G3]+[.G7]+[.G11]+[.G15])/4" office:value-type="float" office:value="-1.9992">
            <text:p>-1.9992</text:p>
          </table:table-cell>
        </table:table-row>
        <table:table-row table:style-name="ro1">
          <table:table-cell office:value-type="string">
            <text:p>Green:</text:p>
          </table:table-cell>
          <table:table-cell table:formula="of:=([.B4]+[.B8]+[.B12]+[.B16])/4" office:value-type="float" office:value="-2.291">
            <text:p>-2.291</text:p>
          </table:table-cell>
          <table:table-cell table:formula="of:=([.C4]+[.C8]+[.C12]+[.C16])/4" office:value-type="float" office:value="-1.3635975">
            <text:p>-1.3635975</text:p>
          </table:table-cell>
          <table:table-cell table:formula="of:=([.D4]+[.D8]+[.D12]+[.D16])/4" office:value-type="float" office:value="-3.474">
            <text:p>-3.474</text:p>
          </table:table-cell>
          <table:table-cell table:formula="of:=([.E4]+[.E8]+[.E12]+[.E16])/4" office:value-type="float" office:value="-0.3538">
            <text:p>-0.3538</text:p>
          </table:table-cell>
          <table:table-cell table:formula="of:=([.F4]+[.F8]+[.F12]+[.F16])/4" office:value-type="float" office:value="-1.2536">
            <text:p>-1.2536</text:p>
          </table:table-cell>
          <table:table-cell table:formula="of:=([.G4]+[.G8]+[.G12]+[.G16])/4" office:value-type="float" office:value="-2.7970025">
            <text:p>-2.7970025</text:p>
          </table:table-cell>
        </table:table-row>
        <table:table-row table:style-name="ro1">
          <table:table-cell office:value-type="string">
            <text:p>Blue:</text:p>
          </table:table-cell>
          <table:table-cell table:formula="of:=([.B5]+[.B9]+[.B13]+[.B17])/4" office:value-type="float" office:value="-0.0640024999999997">
            <text:p>-0.0640025</text:p>
          </table:table-cell>
          <table:table-cell table:formula="of:=([.C5]+[.C9]+[.C13]+[.C17])/4" office:value-type="float" office:value="-1.8195">
            <text:p>-1.8195</text:p>
          </table:table-cell>
          <table:table-cell table:formula="of:=([.D5]+[.D9]+[.D13]+[.D17])/4" office:value-type="float" office:value="-0.7517025">
            <text:p>-0.7517025</text:p>
          </table:table-cell>
          <table:table-cell table:formula="of:=([.E5]+[.E9]+[.E13]+[.E17])/4" office:value-type="float" office:value="-0.5738025">
            <text:p>-0.5738025</text:p>
          </table:table-cell>
          <table:table-cell table:formula="of:=([.F5]+[.F9]+[.F13]+[.F17])/4" office:value-type="float" office:value="-1.4722">
            <text:p>-1.4722</text:p>
          </table:table-cell>
          <table:table-cell table:formula="of:=([.G5]+[.G9]+[.G13]+[.G17])/4" office:value-type="float" office:value="-2.1171">
            <text:p>-2.1171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lack or Edge" table:style-name="ta1">
        <table:table-column table:style-name="co1" table:number-columns-repeated="7" table:default-cell-style-name="Default"/>
        <table:table-row table:style-name="ro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ed:</text:p>
          </table:table-cell>
          <table:table-cell office:value-type="float" office:value="111.3761">
            <text:p>111.3761</text:p>
          </table:table-cell>
          <table:table-cell office:value-type="float" office:value="106.48095125">
            <text:p>106.48095125</text:p>
          </table:table-cell>
          <table:table-cell office:value-type="float" office:value="141.56489875">
            <text:p>141.56489875</text:p>
          </table:table-cell>
          <table:table-cell office:value-type="float" office:value="123.2456">
            <text:p>123.2456</text:p>
          </table:table-cell>
          <table:table-cell office:value-type="float" office:value="189.58165">
            <text:p>189.58165</text:p>
          </table:table-cell>
          <table:table-cell office:value-type="float" office:value="174.0455475">
            <text:p>174.0455475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29.96165">
            <text:p>29.96165</text:p>
          </table:table-cell>
          <table:table-cell office:value-type="float" office:value="56.66984875">
            <text:p>56.66984875</text:p>
          </table:table-cell>
          <table:table-cell office:value-type="float" office:value="66.18049875">
            <text:p>66.18049875</text:p>
          </table:table-cell>
          <table:table-cell office:value-type="float" office:value="48.44665">
            <text:p>48.44665</text:p>
          </table:table-cell>
          <table:table-cell office:value-type="float" office:value="80.22434875">
            <text:p>80.22434875</text:p>
          </table:table-cell>
          <table:table-cell office:value-type="float" office:value="76.56764875">
            <text:p>76.56764875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32.999">
            <text:p>32.999</text:p>
          </table:table-cell>
          <table:table-cell office:value-type="float" office:value="46.19904875">
            <text:p>46.19904875</text:p>
          </table:table-cell>
          <table:table-cell office:value-type="float" office:value="61.15534875">
            <text:p>61.15534875</text:p>
          </table:table-cell>
          <table:table-cell office:value-type="float" office:value="45.4914">
            <text:p>45.4914</text:p>
          </table:table-cell>
          <table:table-cell office:value-type="float" office:value="56.43884875">
            <text:p>56.43884875</text:p>
          </table:table-cell>
          <table:table-cell office:value-type="float" office:value="61.30085">
            <text:p>61.30085</text:p>
          </table:table-cell>
        </table:table-row>
        <table:table-row table:style-name="ro1">
          <table:table-cell office:value-type="string">
            <text:p>Red:</text:p>
          </table:table-cell>
          <table:table-cell office:value-type="float" office:value="-1.290295">
            <text:p>-1.290295</text:p>
          </table:table-cell>
          <table:table-cell office:value-type="float" office:value="-1.0805">
            <text:p>-1.0805</text:p>
          </table:table-cell>
          <table:table-cell office:value-type="float" office:value="-1.992">
            <text:p>-1.992</text:p>
          </table:table-cell>
          <table:table-cell office:value-type="float" office:value="-0.604">
            <text:p>-0.604</text:p>
          </table:table-cell>
          <table:table-cell office:value-type="float" office:value="-1.1565">
            <text:p>-1.1565</text:p>
          </table:table-cell>
          <table:table-cell office:value-type="float" office:value="-1.9992">
            <text:p>-1.9992</text:p>
          </table:table-cell>
        </table:table-row>
        <table:table-row table:style-name="ro1">
          <table:table-cell office:value-type="string">
            <text:p>Green:</text:p>
          </table:table-cell>
          <table:table-cell office:value-type="float" office:value="-2.291">
            <text:p>-2.291</text:p>
          </table:table-cell>
          <table:table-cell office:value-type="float" office:value="-1.3635975">
            <text:p>-1.3635975</text:p>
          </table:table-cell>
          <table:table-cell office:value-type="float" office:value="-3.474">
            <text:p>-3.474</text:p>
          </table:table-cell>
          <table:table-cell office:value-type="float" office:value="-0.3538">
            <text:p>-0.3538</text:p>
          </table:table-cell>
          <table:table-cell office:value-type="float" office:value="-1.2536">
            <text:p>-1.2536</text:p>
          </table:table-cell>
          <table:table-cell office:value-type="float" office:value="-2.7970025">
            <text:p>-2.7970025</text:p>
          </table:table-cell>
        </table:table-row>
        <table:table-row table:style-name="ro1">
          <table:table-cell office:value-type="string">
            <text:p>Blue:</text:p>
          </table:table-cell>
          <table:table-cell office:value-type="float" office:value="-0.0640024999999997">
            <text:p>-0.0640025</text:p>
          </table:table-cell>
          <table:table-cell office:value-type="float" office:value="-1.8195">
            <text:p>-1.8195</text:p>
          </table:table-cell>
          <table:table-cell office:value-type="float" office:value="-0.7517025">
            <text:p>-0.7517025</text:p>
          </table:table-cell>
          <table:table-cell office:value-type="float" office:value="-0.5738025">
            <text:p>-0.5738025</text:p>
          </table:table-cell>
          <table:table-cell office:value-type="float" office:value="-1.4722">
            <text:p>-1.4722</text:p>
          </table:table-cell>
          <table:table-cell office:value-type="float" office:value="-2.1171">
            <text:p>-2.1171</text:p>
          </table:table-cell>
        </table:table-row>
        <table:table-row table:style-name="ro1">
          <table:table-cell table:style-name="ce4" table:number-columns-repeated="7"/>
        </table:table-row>
        <table:table-row table:style-name="ro1">
          <table:table-cell office:value-type="string">
            <text:p>Average</text:p>
          </table:table-cell>
          <table:table-cell table:number-columns-repeated="6"/>
        </table:table-row>
        <table:table-row table:style-name="ro1">
          <table:table-cell office:value-type="string">
            <text:p>Red:</text:p>
          </table:table-cell>
          <table:table-cell table:formula="of:=([.B3]+[.B6])/2" office:value-type="float" office:value="55.0429025">
            <text:p>55.0429025</text:p>
          </table:table-cell>
          <table:table-cell table:formula="of:=([.C3]+[.C6])/2" office:value-type="float" office:value="52.700225625">
            <text:p>52.700225625</text:p>
          </table:table-cell>
          <table:table-cell table:formula="of:=([.D3]+[.D6])/2" office:value-type="float" office:value="69.786449375">
            <text:p>69.786449375</text:p>
          </table:table-cell>
          <table:table-cell table:formula="of:=([.E3]+[.E6])/2" office:value-type="float" office:value="61.3208">
            <text:p>61.3208</text:p>
          </table:table-cell>
          <table:table-cell table:formula="of:=([.F3]+[.F6])/2" office:value-type="float" office:value="94.212575">
            <text:p>94.212575</text:p>
          </table:table-cell>
          <table:table-cell table:formula="of:=([.G3]+[.G6])/2" office:value-type="float" office:value="86.02317375">
            <text:p>86.02317375</text:p>
          </table:table-cell>
        </table:table-row>
        <table:table-row table:style-name="ro1">
          <table:table-cell office:value-type="string">
            <text:p>Green:</text:p>
          </table:table-cell>
          <table:table-cell table:formula="of:=([.B4]+[.B7])/2" office:value-type="float" office:value="13.835325">
            <text:p>13.835325</text:p>
          </table:table-cell>
          <table:table-cell table:formula="of:=([.C4]+[.C7])/2" office:value-type="float" office:value="27.653125625">
            <text:p>27.653125625</text:p>
          </table:table-cell>
          <table:table-cell table:formula="of:=([.D4]+[.D7])/2" office:value-type="float" office:value="31.353249375">
            <text:p>31.353249375</text:p>
          </table:table-cell>
          <table:table-cell table:formula="of:=([.E4]+[.E7])/2" office:value-type="float" office:value="24.046425">
            <text:p>24.046425</text:p>
          </table:table-cell>
          <table:table-cell table:formula="of:=([.F4]+[.F7])/2" office:value-type="float" office:value="39.485374375">
            <text:p>39.485374375</text:p>
          </table:table-cell>
          <table:table-cell table:formula="of:=([.G4]+[.G7])/2" office:value-type="float" office:value="36.885323125">
            <text:p>36.885323125</text:p>
          </table:table-cell>
        </table:table-row>
        <table:table-row table:style-name="ro1">
          <table:table-cell office:value-type="string">
            <text:p>Blue:</text:p>
          </table:table-cell>
          <table:table-cell table:formula="of:=([.B5]+[.B8])/2" office:value-type="float" office:value="16.46749875">
            <text:p>16.46749875</text:p>
          </table:table-cell>
          <table:table-cell table:formula="of:=([.C5]+[.C8])/2" office:value-type="float" office:value="22.189774375">
            <text:p>22.189774375</text:p>
          </table:table-cell>
          <table:table-cell table:formula="of:=([.D5]+[.D8])/2" office:value-type="float" office:value="30.201823125">
            <text:p>30.201823125</text:p>
          </table:table-cell>
          <table:table-cell table:formula="of:=([.E5]+[.E8])/2" office:value-type="float" office:value="22.45879875">
            <text:p>22.45879875</text:p>
          </table:table-cell>
          <table:table-cell table:formula="of:=([.F5]+[.F8])/2" office:value-type="float" office:value="27.483324375">
            <text:p>27.483324375</text:p>
          </table:table-cell>
          <table:table-cell table:formula="of:=([.G5]+[.G8])/2" office:value-type="float" office:value="29.591875">
            <text:p>29.591875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rag Jakhotia</meta:initial-creator>
    <meta:creation-date>2014-04-19T19:18:29</meta:creation-date>
    <dc:date>2014-04-19T21:40:38</dc:date>
    <dc:creator>Anurag Jakhotia</dc:creator>
    <meta:editing-duration>PT2H19M59S</meta:editing-duration>
    <meta:editing-cycles>15</meta:editing-cycles>
    <meta:generator>LibreOffice/3.5$Linux_X86_64 LibreOffice_project/350m1$Build-2</meta:generator>
    <meta:document-statistic meta:table-count="5" meta:cell-count="712" meta:object-count="0"/>
  </office:meta>
</office:document-meta>
</file>